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a2db0" officeooo:paragraph-rsid="000a2db0"/>
    </style:style>
    <style:style style:name="P2" style:family="paragraph" style:parent-style-name="Text_20_body">
      <style:paragraph-properties fo:text-align="start" style:justify-single-word="false"/>
      <style:text-properties fo:font-size="18pt" officeooo:rsid="000a2db0" officeooo:paragraph-rsid="000a2db0"/>
    </style:style>
    <style:style style:name="P3" style:family="paragraph" style:parent-style-name="Standard">
      <style:paragraph-properties fo:text-align="start" style:justify-single-word="false"/>
      <style:text-properties fo:font-size="22pt" officeooo:rsid="000a2db0" officeooo:paragraph-rsid="000a2db0"/>
    </style:style>
    <style:style style:name="T1" style:family="text">
      <style:text-properties officeooo:rsid="000b9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FM</text:p>
      <text:p text:style-name="P1"/>
      <text:p text:style-name="P2">En esta unidad, trabajé con diferentes algoritmos de ordenación y analicé su uso en distintos contextos. Me enfoqué en entender la importancia de los algoritmos de ordenación dentro de la computación y cómo afectan el rendimiento según el tipo de datos y la cantidad. Implementé y comparé varios métodos como inserción, intercambio, selección, <text:span text:style-name="T1">quicksort, etc</text:span>. Evalué cómo cada uno se comporta en términos de eficiencia y consumo de recursos. <text:span text:style-name="T1">Así pude desarrollar</text:span> una visión más amplia de cuándo es más conveniente utilizar un algoritmo sobre otro y cómo aplicarlos de manera práctica en JAVA para resolver problemas cotidianos de ordenación.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2.1$Linux_X86_64 LibreOffice_project/480$Build-1</meta:generator>
    <dc:date>2024-11-27T00:21:45.495122594</dc:date>
    <meta:editing-duration>PT1M25S</meta:editing-duration>
    <meta:editing-cycles>3</meta:editing-cycles>
    <meta:document-statistic meta:table-count="0" meta:image-count="0" meta:object-count="0" meta:page-count="1" meta:paragraph-count="2" meta:word-count="101" meta:character-count="644" meta:non-whitespace-character-count="545"/>
  </office:meta>
</office:document-meta>
</file>